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Verdana" svg:font-family="Verdana, Arial, Helvetic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paragraph-rsid="00005cd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weight="bold" officeooo:rsid="00020a35" officeooo:paragraph-rsid="00020a35" style:font-weight-asian="bold" style:font-weight-complex="bold"/>
    </style:style>
    <style:style style:name="P3" style:family="paragraph" style:parent-style-name="Standard">
      <style:paragraph-properties fo:text-align="justify" style:justify-single-word="false"/>
      <style:text-properties fo:font-style="normal" fo:font-weight="bold" officeooo:paragraph-rsid="00005cdd" style:font-style-asian="normal" style:font-weight-asian="bold" style:font-style-complex="normal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tyle="normal" fo:font-weight="bold" officeooo:paragraph-rsid="00035049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tyle="normal" fo:font-weight="bold" officeooo:rsid="00035049" officeooo:paragraph-rsid="00035049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style="normal" fo:font-weight="normal" officeooo:rsid="00005cdd" officeooo:paragraph-rsid="00005cdd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officeooo:rsid="00035049" officeooo:paragraph-rsid="00035049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tyle="normal" fo:font-weight="normal" officeooo:rsid="00035049" officeooo:paragraph-rsid="00035049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0054beb" officeooo:paragraph-rsid="00035049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tyle="normal" fo:font-weight="normal" officeooo:rsid="00054beb" officeooo:paragraph-rsid="00054beb" style:font-style-asian="normal" style:font-weight-asian="normal" style:font-style-complex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style="normal" fo:font-weight="normal" officeooo:rsid="0005f68a" officeooo:paragraph-rsid="00054beb" style:font-style-asian="normal" style:font-weight-asian="normal" style:font-style-complex="normal" style:font-weight-complex="normal"/>
    </style:style>
    <style:style style:name="P12" style:family="paragraph" style:parent-style-name="Standard">
      <style:text-properties fo:font-weight="normal" officeooo:rsid="00005cdd" officeooo:paragraph-rsid="00005cdd" style:font-weight-asian="normal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weight="bold" officeooo:rsid="0008160e" officeooo:paragraph-rsid="0008160e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fo:font-weight="bold" officeooo:paragraph-rsid="00113915" style:font-weight-asian="bold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tyle="normal" fo:font-weight="normal" officeooo:rsid="00068e4f" officeooo:paragraph-rsid="0005f68a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font-style="normal" fo:font-weight="bold" officeooo:rsid="00054beb" officeooo:paragraph-rsid="0005f68a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text-align="justify" style:justify-single-word="false"/>
      <style:text-properties fo:font-style="normal" fo:font-weight="bold" officeooo:rsid="00054beb" officeooo:paragraph-rsid="00054beb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tyle="normal" fo:font-weight="bold" officeooo:rsid="00035049" officeooo:paragraph-rsid="00035049" style:font-style-asian="normal" style:font-weight-asian="bold" style:font-style-complex="normal" style:font-weight-complex="bold"/>
    </style:style>
    <style:style style:name="P19" style:family="paragraph" style:parent-style-name="Standard">
      <style:paragraph-properties fo:text-align="justify" style:justify-single-word="false"/>
      <style:text-properties fo:font-style="normal" fo:font-weight="bold" officeooo:paragraph-rsid="00118625" style:font-style-asian="normal" style:font-weight-asian="bold" style:font-style-complex="normal" style:font-weight-complex="bold"/>
    </style:style>
    <style:style style:name="P20" style:family="paragraph" style:parent-style-name="Standard">
      <style:paragraph-properties fo:text-align="justify" style:justify-single-word="false"/>
      <style:text-properties officeooo:paragraph-rsid="0005f68a"/>
    </style:style>
    <style:style style:name="P21" style:family="paragraph" style:parent-style-name="Standard">
      <style:paragraph-properties fo:text-align="justify" style:justify-single-word="false"/>
      <style:text-properties officeooo:paragraph-rsid="00118625"/>
    </style:style>
    <style:style style:name="P22" style:family="paragraph" style:parent-style-name="Standard">
      <style:paragraph-properties fo:text-align="justify" style:justify-single-word="false"/>
      <style:text-properties fo:color="#800000" officeooo:paragraph-rsid="00118625"/>
    </style:style>
    <style:style style:name="T1" style:family="text">
      <style:text-properties fo:font-weight="normal"/>
    </style:style>
    <style:style style:name="T2" style:family="text">
      <style:text-properties fo:font-weight="normal" officeooo:rsid="00005cdd" style:font-weight-asian="normal" style:font-weight-complex="normal"/>
    </style:style>
    <style:style style:name="T3" style:family="text">
      <style:text-properties fo:font-weight="normal" officeooo:rsid="00020a35" style:font-weight-asian="normal" style:font-weight-complex="normal"/>
    </style:style>
    <style:style style:name="T4" style:family="text">
      <style:text-properties fo:font-weight="normal" officeooo:rsid="00035049" style:font-weight-asian="normal" style:font-weight-complex="normal"/>
    </style:style>
    <style:style style:name="T5" style:family="text">
      <style:text-properties fo:font-weight="normal" officeooo:rsid="00054beb" style:font-weight-asian="normal" style:font-weight-complex="normal"/>
    </style:style>
    <style:style style:name="T6" style:family="text">
      <style:text-properties fo:font-weight="normal" officeooo:rsid="0008160e" style:font-weight-asian="normal" style:font-weight-complex="normal"/>
    </style:style>
    <style:style style:name="T7" style:family="text">
      <style:text-properties fo:font-weight="normal" officeooo:rsid="0009d32e" style:font-weight-asian="normal" style:font-weight-complex="normal"/>
    </style:style>
    <style:style style:name="T8" style:family="text">
      <style:text-properties fo:font-weight="normal" officeooo:rsid="00113915" style:font-weight-asian="normal" style:font-weight-complex="normal"/>
    </style:style>
    <style:style style:name="T9" style:family="text">
      <style:text-properties fo:font-weight="normal" officeooo:rsid="00118625" style:font-weight-asian="normal" style:font-weight-complex="normal"/>
    </style:style>
    <style:style style:name="T10" style:family="text">
      <style:text-properties fo:font-weight="normal" officeooo:rsid="0013338f" style:font-weight-asian="normal" style:font-weight-complex="normal"/>
    </style:style>
    <style:style style:name="T11" style:family="text">
      <style:text-properties fo:font-style="italic" fo:font-weight="normal" officeooo:rsid="00005cdd" style:font-style-asian="italic" style:font-weight-asian="normal" style:font-style-complex="italic" style:font-weight-complex="normal"/>
    </style:style>
    <style:style style:name="T12" style:family="text">
      <style:text-properties fo:font-style="italic" fo:font-weight="normal" officeooo:rsid="00020a35" style:font-style-asian="italic" style:font-weight-asian="normal" style:font-style-complex="italic" style:font-weight-complex="normal"/>
    </style:style>
    <style:style style:name="T13" style:family="text">
      <style:text-properties fo:font-style="italic" fo:font-weight="normal" officeooo:rsid="00035049" style:font-style-asian="italic" style:font-weight-asian="normal" style:font-style-complex="italic" style:font-weight-complex="normal"/>
    </style:style>
    <style:style style:name="T14" style:family="text">
      <style:text-properties fo:font-style="italic" fo:font-weight="normal" officeooo:rsid="00054beb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068e4f" style:font-style-asian="italic" style:font-weight-asian="normal" style:font-style-complex="italic" style:font-weight-complex="normal"/>
    </style:style>
    <style:style style:name="T16" style:family="text">
      <style:text-properties fo:font-style="italic" fo:font-weight="normal" officeooo:rsid="0009d32e" style:font-style-asian="italic" style:font-weight-asian="normal" style:font-style-complex="italic" style:font-weight-complex="normal"/>
    </style:style>
    <style:style style:name="T17" style:family="text">
      <style:text-properties fo:font-style="italic" fo:font-weight="normal" officeooo:rsid="000f6a5e" style:font-style-asian="italic" style:font-weight-asian="normal" style:font-style-complex="italic" style:font-weight-complex="normal"/>
    </style:style>
    <style:style style:name="T18" style:family="text">
      <style:text-properties fo:font-style="italic" fo:font-weight="normal" officeooo:rsid="00118625" style:font-style-asian="italic" style:font-weight-asian="normal" style:font-style-complex="italic" style:font-weight-complex="normal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font-style="italic" officeooo:rsid="0005f68a" style:font-style-asian="italic" style:font-style-complex="italic"/>
    </style:style>
    <style:style style:name="T21" style:family="text">
      <style:text-properties fo:font-style="italic" officeooo:rsid="000d8dbb" style:font-style-asian="italic" style:font-style-complex="italic"/>
    </style:style>
    <style:style style:name="T22" style:family="text">
      <style:text-properties fo:font-style="italic" officeooo:rsid="000eb358" style:font-style-asian="italic" style:font-style-complex="italic"/>
    </style:style>
    <style:style style:name="T23" style:family="text">
      <style:text-properties fo:font-style="italic" officeooo:rsid="000f6a5e" style:font-style-asian="italic" style:font-style-complex="italic"/>
    </style:style>
    <style:style style:name="T24" style:family="text">
      <style:text-properties fo:font-style="italic" officeooo:rsid="000c7746" style:font-style-asian="italic" style:font-style-complex="italic"/>
    </style:style>
    <style:style style:name="T25" style:family="text">
      <style:text-properties fo:font-style="italic" officeooo:rsid="00113915" style:font-style-asian="italic" style:font-style-complex="italic"/>
    </style:style>
    <style:style style:name="T26" style:family="text">
      <style:text-properties fo:font-style="italic" fo:font-weight="bold" officeooo:rsid="000c7746" style:font-style-asian="italic" style:font-weight-asian="bold" style:font-style-complex="italic" style:font-weight-complex="bold"/>
    </style:style>
    <style:style style:name="T27" style:family="text">
      <style:text-properties fo:font-style="italic" fo:font-weight="bold" officeooo:rsid="000d8dbb" style:font-style-asian="italic" style:font-weight-asian="bold" style:font-style-complex="italic" style:font-weight-complex="bold"/>
    </style:style>
    <style:style style:name="T28" style:family="text">
      <style:text-properties fo:font-style="normal" fo:font-weight="normal" officeooo:rsid="00005cdd" style:font-style-asian="normal" style:font-weight-asian="normal" style:font-style-complex="normal" style:font-weight-complex="normal"/>
    </style:style>
    <style:style style:name="T29" style:family="text">
      <style:text-properties fo:font-style="normal" fo:font-weight="normal" officeooo:rsid="00020a35" style:font-style-asian="normal" style:font-weight-asian="normal" style:font-style-complex="normal" style:font-weight-complex="normal"/>
    </style:style>
    <style:style style:name="T30" style:family="text">
      <style:text-properties fo:font-style="normal" fo:font-weight="normal" officeooo:rsid="000eb358" style:font-style-asian="normal" style:font-weight-asian="normal" style:font-style-complex="normal" style:font-weight-complex="normal"/>
    </style:style>
    <style:style style:name="T31" style:family="text">
      <style:text-properties fo:font-style="normal" fo:font-weight="normal" officeooo:rsid="000f6a5e" style:font-style-asian="normal" style:font-weight-asian="normal" style:font-style-complex="normal" style:font-weight-complex="normal"/>
    </style:style>
    <style:style style:name="T32" style:family="text">
      <style:text-properties fo:font-style="normal" fo:font-weight="normal" officeooo:rsid="00118625" style:font-style-asian="normal" style:font-weight-asian="normal" style:font-style-complex="normal" style:font-weight-complex="normal"/>
    </style:style>
    <style:style style:name="T33" style:family="text">
      <style:text-properties fo:font-style="normal" fo:font-weight="normal" officeooo:rsid="00113915" style:font-style-asian="normal" style:font-weight-asian="normal" style:font-style-complex="normal" style:font-weight-complex="normal"/>
    </style:style>
    <style:style style:name="T34" style:family="text">
      <style:text-properties fo:font-style="normal" fo:font-weight="normal" officeooo:rsid="0013338f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1435a0" style:font-style-asian="normal" style:font-weight-asian="normal" style:font-style-complex="normal" style:font-weight-complex="normal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0f6a5e" style:font-style-asian="normal" style:font-style-complex="normal"/>
    </style:style>
    <style:style style:name="T38" style:family="text">
      <style:text-properties fo:font-style="normal" officeooo:rsid="00113915" style:font-style-asian="normal" style:font-style-complex="normal"/>
    </style:style>
    <style:style style:name="T39" style:family="text">
      <style:text-properties fo:font-style="normal" officeooo:rsid="00118625" style:font-style-asian="normal" style:font-style-complex="normal"/>
    </style:style>
    <style:style style:name="T40" style:family="text">
      <style:text-properties fo:font-style="normal" officeooo:rsid="001435a0" style:font-style-asian="normal" style:font-style-complex="normal"/>
    </style:style>
    <style:style style:name="T41" style:family="text">
      <style:text-properties fo:font-style="normal" officeooo:rsid="001551b3" style:font-style-asian="normal" style:font-style-complex="normal"/>
    </style:style>
    <style:style style:name="T42" style:family="text">
      <style:text-properties fo:font-style="normal" officeooo:rsid="000eb358"/>
    </style:style>
    <style:style style:name="T43" style:family="text">
      <style:text-properties fo:font-style="normal" officeooo:rsid="000f6a5e"/>
    </style:style>
    <style:style style:name="T44" style:family="text">
      <style:text-properties fo:font-style="normal" officeooo:rsid="000f6a5e" style:font-style-asian="italic" style:font-style-complex="italic"/>
    </style:style>
    <style:style style:name="T45" style:family="text">
      <style:text-properties fo:font-style="normal" fo:font-weight="bold" officeooo:rsid="000f6a5e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118625" style:font-style-asian="normal" style:font-weight-asian="bold" style:font-style-complex="normal" style:font-weight-complex="bold"/>
    </style:style>
    <style:style style:name="T47" style:family="text">
      <style:text-properties fo:color="#800000" fo:font-weight="normal" officeooo:rsid="00035049" style:font-weight-asian="normal" style:font-weight-complex="normal"/>
    </style:style>
    <style:style style:name="T48" style:family="text">
      <style:text-properties fo:color="#800000" fo:font-weight="normal" officeooo:rsid="00054beb" style:font-weight-asian="normal" style:font-weight-complex="normal"/>
    </style:style>
    <style:style style:name="T49" style:family="text">
      <style:text-properties fo:color="#800000" fo:font-weight="normal" officeooo:rsid="0009d32e" style:font-weight-asian="normal" style:font-weight-complex="normal"/>
    </style:style>
    <style:style style:name="T50" style:family="text">
      <style:text-properties fo:color="#800000" fo:font-weight="bold" officeooo:rsid="000c7746" style:font-weight-asian="bold" style:font-weight-complex="bold"/>
    </style:style>
    <style:style style:name="T51" style:family="text">
      <style:text-properties fo:color="#800000" fo:font-weight="bold" officeooo:rsid="000d8dbb" style:font-weight-asian="bold" style:font-weight-complex="bold"/>
    </style:style>
    <style:style style:name="T52" style:family="text">
      <style:text-properties fo:color="#800000" officeooo:rsid="000c7746"/>
    </style:style>
    <style:style style:name="T53" style:family="text">
      <style:text-properties fo:color="#800000" officeooo:rsid="000d8dbb"/>
    </style:style>
    <style:style style:name="T54" style:family="text">
      <style:text-properties fo:color="#800000" officeooo:rsid="0008160e"/>
    </style:style>
    <style:style style:name="T55" style:family="text">
      <style:text-properties officeooo:rsid="0005f68a"/>
    </style:style>
    <style:style style:name="T56" style:family="text">
      <style:text-properties officeooo:rsid="00068e4f"/>
    </style:style>
    <style:style style:name="T57" style:family="text">
      <style:text-properties officeooo:rsid="0008160e"/>
    </style:style>
    <style:style style:name="T58" style:family="text">
      <style:text-properties officeooo:rsid="000bdf2c"/>
    </style:style>
    <style:style style:name="T59" style:family="text">
      <style:text-properties officeooo:rsid="000c7746"/>
    </style:style>
    <style:style style:name="T60" style:family="text">
      <style:text-properties fo:font-weight="bold" style:font-weight-asian="bold" style:font-weight-complex="bold"/>
    </style:style>
    <style:style style:name="T61" style:family="text">
      <style:text-properties fo:font-weight="bold" officeooo:rsid="000c7746" style:font-weight-asian="bold" style:font-weight-complex="bold"/>
    </style:style>
    <style:style style:name="T62" style:family="text">
      <style:text-properties fo:font-weight="bold" officeooo:rsid="000d8dbb" style:font-weight-asian="bold" style:font-weight-complex="bold"/>
    </style:style>
    <style:style style:name="T63" style:family="text">
      <style:text-properties fo:font-weight="bold" officeooo:rsid="001435a0" style:font-weight-asian="bold" style:font-weight-complex="bold"/>
    </style:style>
    <style:style style:name="T64" style:family="text">
      <style:text-properties fo:font-weight="bold" officeooo:rsid="00113915" style:font-weight-asian="bold" style:font-weight-complex="bold"/>
    </style:style>
    <style:style style:name="T65" style:family="text">
      <style:text-properties officeooo:rsid="000d8dbb"/>
    </style:style>
    <style:style style:name="T66" style:family="text">
      <style:text-properties fo:color="#ffff00" officeooo:rsid="000d8dbb"/>
    </style:style>
    <style:style style:name="T67" style:family="text">
      <style:text-properties fo:color="#ffff00" fo:font-style="italic" officeooo:rsid="00113915" style:font-style-asian="italic" style:font-style-complex="italic"/>
    </style:style>
    <style:style style:name="T68" style:family="text">
      <style:text-properties fo:color="#ffff00" fo:font-style="italic" officeooo:rsid="000f6a5e" style:font-style-asian="italic" style:font-style-complex="italic"/>
    </style:style>
    <style:style style:name="T69" style:family="text">
      <style:text-properties fo:color="#ffff00" fo:font-style="normal" officeooo:rsid="00118625" style:font-style-asian="normal" style:font-style-complex="normal"/>
    </style:style>
    <style:style style:name="T70" style:family="text">
      <style:text-properties fo:color="#ffff00" fo:font-weight="bold" officeooo:rsid="000d8dbb" style:font-weight-asian="bold" style:font-weight-complex="bold"/>
    </style:style>
    <style:style style:name="T71" style:family="text">
      <style:text-properties officeooo:rsid="000eb358"/>
    </style:style>
    <style:style style:name="T72" style:family="text">
      <style:text-properties officeooo:rsid="000f6a5e"/>
    </style:style>
    <style:style style:name="T73" style:family="text">
      <style:text-properties fo:font-variant="normal" fo:text-transform="none" fo:color="#000000" style:font-name="sans-serif" fo:letter-spacing="normal" officeooo:rsid="000f6a5e"/>
    </style:style>
    <style:style style:name="T74" style:family="text">
      <style:text-properties fo:font-variant="normal" fo:text-transform="none" fo:color="#000000" style:font-name="sans-serif" fo:letter-spacing="normal" fo:font-style="italic" officeooo:rsid="000f6a5e" style:font-style-asian="italic" style:font-style-complex="italic"/>
    </style:style>
    <style:style style:name="T75" style:family="text">
      <style:text-properties fo:font-variant="normal" fo:text-transform="none" fo:color="#000000" style:font-name="sans-serif" fo:letter-spacing="normal" fo:font-style="normal" officeooo:rsid="000f6a5e" style:font-style-asian="italic" style:font-style-complex="italic"/>
    </style:style>
    <style:style style:name="T76" style:family="text">
      <style:text-properties fo:font-variant="normal" fo:text-transform="none" fo:color="#000000" style:font-name="sans-serif" fo:letter-spacing="normal" fo:font-style="normal" officeooo:rsid="000f6a5e" style:font-style-asian="normal" style:font-style-complex="normal"/>
    </style:style>
    <style:style style:name="T77" style:family="text">
      <style:text-properties fo:font-variant="normal" fo:text-transform="none" fo:color="#666666" style:font-name="Verdana" fo:font-size="13.5pt" fo:letter-spacing="normal" fo:font-style="normal" fo:font-weight="bold" officeooo:rsid="000f6a5e" style:font-style-asian="normal" style:font-style-complex="normal"/>
    </style:style>
    <style:style style:name="T78" style:family="text">
      <style:text-properties style:font-style-asian="normal"/>
    </style:style>
    <style:style style:name="T79" style:family="text">
      <style:text-properties style:font-weight-asian="normal"/>
    </style:style>
    <style:style style:name="T80" style:family="text">
      <style:text-properties style:font-style-complex="normal"/>
    </style:style>
    <style:style style:name="T81" style:family="text">
      <style:text-properties style:font-weight-complex="normal"/>
    </style:style>
    <style:style style:name="T82" style:family="text">
      <style:text-properties fo:color="#b80047" fo:font-style="normal" fo:font-weight="bold" officeooo:rsid="000f6a5e" style:font-style-asian="normal" style:font-weight-asian="bold" style:font-style-complex="normal" style:font-weight-complex="bold"/>
    </style:style>
    <style:style style:name="T83" style:family="text">
      <style:text-properties fo:color="#b80047" fo:font-style="normal" officeooo:rsid="000f6a5e" style:font-style-asian="normal" style:font-style-complex="normal"/>
    </style:style>
    <style:style style:name="T84" style:family="text">
      <style:text-properties fo:color="#b80047" fo:font-style="normal" officeooo:rsid="00118625" style:font-style-asian="normal" style:font-style-complex="normal"/>
    </style:style>
    <style:style style:name="T85" style:family="text">
      <style:text-properties officeooo:rsid="00113915"/>
    </style:style>
    <style:style style:name="T86" style:family="text">
      <style:text-properties officeooo:rsid="0013338f"/>
    </style:style>
    <style:style style:name="T87" style:family="text">
      <style:text-properties officeooo:rsid="001435a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PROTÓTIPO DE SISTEMA DE GERENCIAMENTO DE SENSORES FOCANDO ANÁLISE DE QUALIDADE DE REDES DE DISTRIBUIÇÃO ELÉTRICA</text:p>
      <text:p text:style-name="P2"/>
      <text:p text:style-name="P2"/>
      <text:p text:style-name="P2"/>
      <text:p text:style-name="P2">RESUMO</text:p>
      <text:p text:style-name="P12"/>
      <text:p text:style-name="P1"><text:span text:style-name="T2"><text:tab/>Como se vê na atualidade, nos métodos de análise de dados de uma determinada área ou indústria, onde há vários equipamentos e grandezas que precisam ser monitoradas constantemente, vemos um número de sensores espalhados pelo ambiente e um tipo de central de aquisição e tratamento destes dados. Este equipamento na maioria das vezes é um computador ou equivalente com uma </text:span><text:span text:style-name="T11">interface</text:span><text:span text:style-name="T2"> que integra o usuário/</text:span><text:span text:style-name="T6">administrador</text:span><text:span text:style-name="T2"> com a rede </text:span><text:span text:style-name="T10">de </text:span><text:span text:style-name="T2">sensores. Logicamente, esta é disposta através de um </text:span><text:span text:style-name="T11">software</text:span><text:span text:style-name="T2"> de gerenciamento que é dado pelo fornecedor do equipamento. O </text:span><text:span text:style-name="T11">software</text:span><text:span text:style-name="T28"> do equipamento, que é, no custo todo, o que</text:span><text:span text:style-name="T2"> sai caro na maioria das vezes devido ao nível do recurso intelectual investido em tal equipamento. Porêm, alternativas </text:span><text:span text:style-name="T11">opensources</text:span><text:span text:style-name="T28"> têm se mostrado cada vez mais interessantes em sistemas de automação</text:span><text:span text:style-name="T29"> pois as ferramentas de desenvolvimento são gratuitas e com uma manutenção permanente (dependendo do modelo de gerenciamento de projeto, mas a maioria das ferramentas dão suporte ao usuário constantemente criando novas atualizações para resolver problemas da versão atual). <text:s text:c="2"/></text:span></text:p>
      <text:p text:style-name="P1"><text:span text:style-name="T2"><text:tab/></text:span><text:span text:style-name="T3">Além de </text:span><text:span text:style-name="T2">diminuir o custo das soluções, </text:span><text:span text:style-name="T3">outro foco do protótipo é garantir um sistema multiplataforma entre processadores de </text:span><text:span text:style-name="T12">32bits</text:span><text:span text:style-name="T29">. O conceito de multiplataforma </text:span><text:span text:style-name="T34">para o projeto </text:span><text:span text:style-name="T29">é tentar gerar uma ferramenta que seja altamente portável para vários tipos de arquiteturas, garantindo transparência para os usuários do protótipo.</text:span></text:p>
      <text:p text:style-name="P3"><text:span text:style-name="T2"><text:tab/>O projeto em si, tem como ponto de partida a pesquisa do Prof. Franklin Martins Pamplona do IFPB com Grupo de Eletrônica, Controle e Automação do IFPB (GECA). Onde utiliza-se uma gama de sensores de corrente e tensão espalhados por uma substação e uma central de aquisição e tratamento de dados, conectados através de uma rede </text:span><text:span text:style-name="T8">ZigB</text:span><text:span text:style-name="T2">ee (IEEE 802.15.4). Mais detalhes sobre o projeto em </text:span><text:a xlink:type="simple" xlink:href="http://www.engeca.org/projetos"><text:span text:style-name="T2">http://www.engeca.org/</text:span></text:a><text:a xlink:type="simple" xlink:href="http://www.engeca.org/projetos"><text:span text:style-name="T8">projetos</text:span></text:a><text:span text:style-name="T2">.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5">INTRODUÇÃO</text:p>
      <text:p text:style-name="P7"/>
      <text:p text:style-name="P18">1.1 ORIGEM DO TRABALHO </text:p>
      <text:p text:style-name="P8"/>
      <text:p text:style-name="P4"><text:span text:style-name="T4"><text:tab/></text:span><text:span text:style-name="T6">A motivação</text:span><text:span text:style-name="T4"> para a produção deste, foi o intuito de torna</text:span><text:span text:style-name="T5">r</text:span><text:span text:style-name="T4"> portável um sistema de gerenciamento de sensores, como o confeccionado em </text:span><text:span text:style-name="T47">(PAMPLONA, 2011),</text:span><text:span text:style-name="T4"> escrito em uma linguagem de programação </text:span><text:span text:style-name="T6">muito </text:span><text:span text:style-name="T4">utilizada em sistemas operancionais </text:span><text:span text:style-name="T15">L</text:span><text:span text:style-name="T13">inux</text:span><text:span text:style-name="T4">. A linguagem utilizada pelo grupo para criar o </text:span><text:span text:style-name="T13">software</text:span><text:span text:style-name="T4"> foi o </text:span><text:span text:style-name="T13">Python,</text:span><text:span text:style-name="T4"> por ser robusta, leve, alto nível e facilmente portável para outras arquiteturas de processadores. </text:span></text:p>
      <text:p text:style-name="P19"><text:span text:style-name="T4"><text:tab/>O porque de escolher uma liguagem de alto nível para utilização no protótipo </text:span><text:span text:style-name="T6">é outra vantagem, pois </text:span><text:span text:style-name="T4">se pode configurar o sistema de forma simples e rápida, implementando rotinas pequenas sem que o administrador precise de um conhecimento mais denso sobre a máquina. Estes tipos de </text:span><text:span text:style-name="T5">modelos de sistemas podem ser vistos no dia a dia,</text:span><text:span text:style-name="T7"> </text:span><text:span text:style-name="T48">Android OS</text:span><text:span text:style-name="T5">, que faz com que qualquer usuário com conhecimentos básicos em </text:span><text:span text:style-name="T14">java</text:span><text:span text:style-name="T5"> possa criar suas aplicações </text:span><text:span text:style-name="T9">ou </text:span><text:span text:style-name="T7">o </text:span><text:span text:style-name="T49">Arduino,</text:span><text:span text:style-name="T5"> </text:span><text:span text:style-name="T7">que lhe proporciona programar o firmware do microcontrolador de </text:span><text:span text:style-name="T16">8bits</text:span><text:span text:style-name="T7"> com uma liguagem bem mais simples que o </text:span><text:span text:style-name="T16">C/C++</text:span><text:span text:style-name="T5">.</text:span></text:p>
      <text:p text:style-name="P9"/>
      <text:p text:style-name="P9"/>
      <text:p text:style-name="P17">1.2 ÁREA</text:p>
      <text:p text:style-name="P10"/>
      <text:p text:style-name="P10"><text:tab/>Neste trabalho, foi realizado o desenvolvimento de um conjunto de ferramentas para utilização em Instrumentação Eletrônica. <text:span text:style-name="T55">Este conjunto de ferramentas está disposto em um sistema operacional </text:span><text:span text:style-name="T20">Linux </text:span><text:span text:style-name="T55">básico que pode ser reconfigurável facilemente através de uma linguagem de alto nível.</text:span></text:p>
      <text:p text:style-name="P11"><text:tab/>Devido a vantagem de ser multiplataforma, ele pode ser utilizado em vários equipamentos que port<text:span text:style-name="T57">am</text:span> arquitetura de <text:span text:style-name="T19">32bits</text:span>. Esta vantagem acaba com o esforço de ter que criar um sistema do zero para uma determinada Plataforma de Medição de Parâmetros.</text:p>
      <text:p text:style-name="P11"><text:tab/>Através do sistema pode-se medir qualquer tipo de variável, seja <text:span text:style-name="T86">essa</text:span> corrente elétrica, sensores de pressão, temperatura, etc., depend<text:span text:style-name="T57">endo</text:span> do que for configurado no sistema <text:span text:style-name="T57">pode-se até atuar na </text:span><text:span text:style-name="T54">área</text:span><text:span text:style-name="T57"> com motores ou chaves</text:span>.</text:p>
      <text:p text:style-name="P11"/>
      <text:p text:style-name="P11"/>
      <text:p text:style-name="P16"><text:span text:style-name="T55">1.3 </text:span><text:span text:style-name="T56">PROBLEMÁTICA</text:span></text:p>
      <text:p text:style-name="P15"/>
      <text:p text:style-name="P15"><text:tab/><text:span text:style-name="T58">Nos dias de hoje, as maiores dificuldades na implementação de ferramentas de medição (sensores, rede, interfaces, etc) são referentes à </text:span><text:span text:style-name="T59">complexidade em configurar </text:span><text:span text:style-name="T85">a </text:span><text:span text:style-name="T58">parte gerencial do sistema, </text:span><text:span text:style-name="T59">bem como portá-lo para outras plataformas,</text:span><text:span text:style-name="T58"> </text:span><text:span text:style-name="T87">p</text:span><text:span text:style-name="T59">ois na maioria das vezes o administrador/usuário do sistema estaria preso a um técnico especializado no </text:span><text:span text:style-name="T24">software</text:span><text:span text:style-name="T59"> de gerenciamento. Isto pode demandar tempo e custar bastante dinheiro.</text:span></text:p>
      <text:p text:style-name="P15"><text:span text:style-name="T59"><text:tab/></text:span><text:span text:style-name="T61">Os sistemas de gerenciamento atuais, com</text:span><text:span text:style-name="T63">u</text:span><text:span text:style-name="T61">me</text:span><text:span text:style-name="T63">nte</text:span><text:span text:style-name="T61"> oferecem uma </text:span><text:span text:style-name="T26">interface</text:span><text:span text:style-name="T61"> gráfica que </text:span><text:span text:style-name="T63">conecta</text:span><text:span text:style-name="T61"> o usuário a rede de sensores espalhadas por determinada área como mostra </text:span><text:span text:style-name="T50">(</text:span><text:span text:style-name="T51">CAMPOS</text:span><text:span text:style-name="T50">, 20</text:span><text:span text:style-name="T51">06</text:span><text:span text:style-name="T50">)</text:span><text:span text:style-name="T61"> em seu trabalho sobre </text:span><text:span text:style-name="T62">um sistema</text:span><text:span text:style-name="T61"> </text:span><text:span text:style-name="T62">de instrumentação para unidades de elevação de petróleo, utilizando o </text:span><text:span text:style-name="T27">LabView 8.0</text:span><text:span text:style-name="T62"> para exibir em “alto nível” os dados recebidos pela rede de sensores, </text:span><text:span text:style-name="T64">n</text:span><text:span text:style-name="T62">ão muito diferente do ponto de partida deste trabalho, o detalhe é que uma lice</text:span><text:span text:style-name="T64">n</text:span><text:span text:style-name="T62">ça do </text:span><text:soft-page-break/><text:span text:style-name="T27">Labview</text:span><text:span text:style-name="T62"> <text:s/>tem um elevado custo </text:span><text:span text:style-name="T70">e não pode ser moldada de forma específica para o seu sistema</text:span><text:span text:style-name="T62">. </text:span></text:p>
      <text:p text:style-name="P15"><text:span text:style-name="T65"><text:tab/></text:span><text:span text:style-name="T71">Para diminuir os </text:span><text:span text:style-name="T85">gastos financeiros,</text:span><text:span text:style-name="T71"> teria que ser feita uma análise </text:span><text:span text:style-name="T85">de</text:span><text:span text:style-name="T71"> relação custo benefício entre a alternativa de </text:span><text:span text:style-name="T87">se utilizar </text:span><text:span text:style-name="T71">um </text:span><text:span text:style-name="T22">software</text:span><text:span text:style-name="T71"> </text:span><text:span text:style-name="T63">proprietário</text:span><text:span text:style-name="T71"> </text:span><text:span text:style-name="T87">ou</text:span><text:span text:style-name="T71"> criar um para determinada aplicação. A segunda alternativa é tão cust</text:span><text:span text:style-name="T85">e</text:span><text:span text:style-name="T71">osa quanto a primeira, pois haveria de ter um grupo </text:span><text:span text:style-name="T85">focado em </text:span><text:span text:style-name="T71">desenvolvimento para </text:span><text:span text:style-name="T87">prosuzir</text:span><text:span text:style-name="T71"> a ferramenta. Isto requer um pessoal com um conhecimento denso em Engenharia de Software e </text:span><text:span text:style-name="T85">com certeza é bem</text:span><text:span text:style-name="T71"> mais caro do que manter uma licença do </text:span><text:span text:style-name="T22">LabView</text:span><text:span text:style-name="T71">. </text:span></text:p>
      <text:p text:style-name="P20"><text:span text:style-name="T30"><text:tab/></text:span><text:span text:style-name="T31">Alternativas </text:span><text:span text:style-name="T17">opensource</text:span><text:span text:style-name="T31"> com foco em gerenciamento fácil e hábil v</text:span><text:span text:style-name="T35">ê</text:span><text:span text:style-name="T31">m surgindo cada vez mais nos dias atuais como o </text:span><text:span text:style-name="T19">ConnectMe</text:span><text:span text:style-name="T36"> </text:span><text:span text:style-name="T37">da </text:span><text:span text:style-name="T82">Digi®</text:span><text:span text:style-name="T37">, que é uma plataforma de </text:span><text:span text:style-name="T23">32bits </text:span><text:span text:style-name="T37">com um sistema operacional Linux, dotado de artifícios, como a linguagem de programação </text:span><text:span text:style-name="T23">Python,</text:span><text:span text:style-name="T37"> para escrever as rotinas do sistema e acessar os dispositivos externos de forma simples e rápida. Outra alternativa, porêm não </text:span><text:span text:style-name="T23">opensource</text:span><text:span text:style-name="T37">, é o sistema que “roda” sobre o roteador </text:span><text:span text:style-name="T19">Cisco SFS 3504</text:span><text:span text:style-name="T36"> </text:span><text:span text:style-name="T37">da </text:span><text:span text:style-name="T82">Cisco®</text:span><text:span text:style-name="T37">, que inclui tambem, um sistema operacional Linux com um </text:span><text:span text:style-name="T23">shell script</text:span><text:span text:style-name="T37"> para configurá-lo. Este modelo de sistemas de gerenciamento torna simples e menos caro qualquer implementação de um projeto de sistema de monitoramento. </text:span><text:span text:style-name="T38">Assim, os gastos com </text:span><text:span text:style-name="T67">softwares</text:span><text:span text:style-name="T68"> </text:span><text:span text:style-name="T67">supervisórios</text:span><text:span text:style-name="T37"> </text:span><text:span text:style-name="T38">ou com uma </text:span><text:span text:style-name="T40">dispendiosa</text:span><text:span text:style-name="T38"> equipe de desenvolvedores seriam cortados.</text:span></text:p>
      <text:p text:style-name="P20"><text:span text:style-name="T38"/></text:p>
      <text:p text:style-name="P20"><text:span text:style-name="T38"/></text:p>
      <text:p text:style-name="P14"><text:span text:style-name="T38">1.4 JUSTIFICATIVAS</text:span></text:p>
      <text:p text:style-name="P20"><text:span text:style-name="T38"/></text:p>
      <text:p text:style-name="P22"><text:span text:style-name="T33"><text:tab/></text:span><text:span text:style-name="T32">Como mostra (BUSNARDO, 1999) em seu trabalho sobre um sistema de </text:span><text:span text:style-name="T18">hardware</text:span><text:span text:style-name="T32"> e </text:span><text:span text:style-name="T18">software </text:span><text:span text:style-name="T32">para controle da qualidade de energia elétrica....</text:span></text:p>
      <text:p text:style-name="P21"><text:span text:style-name="T38"><text:tab/></text:span><text:span text:style-name="T39">A primeira ideia do projeto foi a de manter uma pequena distribuição Linux, que p</text:span><text:span text:style-name="T40">u</text:span><text:span text:style-name="T39">desse ser facilmente configurada, eliminando a</text:span><text:span text:style-name="T41">o máximo </text:span><text:span text:style-name="T39">dependência dos usuários/administradores à uma equipe técnica. </text:span><text:span text:style-name="T69">A segunda foi tentar tornar o sistema de gerenciamento livre e gratuita, sobre uma licença que fornecesse os devidos direitos de implementação a seus usuários</text:span><text:span text:style-name="T39">. </text:span><text:span text:style-name="T84">Entre outras várias outras vantagens que este projeto pode proporcionar.</text:span></text:p>
      <text:p text:style-name="P21"><text:span text:style-name="T39"/></text:p>
      <text:p text:style-name="P15"><text:span text:style-name="T72"/></text:p>
      <text:p text:style-name="P15"><text:span text:style-name="T65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Verdana" svg:font-family="Verdana, Arial, Helvetica, sans-serif"/>
    <style:font-face style:name="sans-serif" svg:font-family="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DejaVu Sans" style:font-size-asian="24pt" style:font-weight-asian="bold" style:font-name-complex="Lohit Hindi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everton </meta:initial-creator>
    <meta:creation-date>2012-05-04T14:17:47</meta:creation-date>
    <dc:date>2012-05-10T03:43:13</dc:date>
    <dc:creator>everton </dc:creator>
    <meta:editing-duration>PT03H54M35S</meta:editing-duration>
    <meta:editing-cycles>6</meta:editing-cycles>
    <meta:generator>BrOffice.org/3.2$Linux OpenOffice.org_project/320m19$Build-9505</meta:generator>
    <meta:document-statistic meta:table-count="0" meta:image-count="0" meta:object-count="0" meta:page-count="3" meta:paragraph-count="22" meta:word-count="1018" meta:character-count="6571"/>
  </office:meta>
</office:document-meta>
</file>